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4c8db7" officeooo:paragraph-rsid="004c8db7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4c90a1" officeooo:paragraph-rsid="004c90a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4c8db7" officeooo:paragraph-rsid="004c8d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4cc138" officeooo:paragraph-rsid="004cc13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4d88a8" officeooo:paragraph-rsid="004d88a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4f7f35" officeooo:paragraph-rsid="004f7f3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4d88a8" officeooo:paragraph-rsid="004d88a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4f7f35" officeooo:paragraph-rsid="004f7f35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533992" officeooo:paragraph-rsid="0053399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533992" officeooo:paragraph-rsid="00533992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d88a8" style:font-weight-asian="normal" style:font-weight-complex="normal"/>
    </style:style>
    <style:style style:name="T3" style:family="text">
      <style:text-properties officeooo:rsid="004e387d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5-01-2017=========================================================</text:p>
      <text:p text:style-name="P1">Починаю етап впровадження R Markdown та Shiny. Для кожного з файлів тижня створити окремий план рефакторингу!</text:p>
      <text:p text:style-name="P2">Етап 1. Відполірувати кожен окремий файл до пристойного вигляду.</text:p>
      <text:p text:style-name="P2">Етап 2. Створити цільний notebook або книгу на кшталт <text:a xlink:type="simple" xlink:href="http://r4ds.had.co.nz/" text:style-name="Internet_20_link" text:visited-style-name="Visited_20_Internet_20_Link">http://r4ds.had.co.nz</text:a></text:p>
      <text:p text:style-name="P2"/>
      <text:p text:style-name="P4">week<text:span text:style-name="T3">1</text:span>:</text:p>
      <text:p text:style-name="P4"><text:span text:style-name="T1">1)</text:span> <text:span text:style-name="T4">Приховати непотрібні виводи на екран.</text:span></text:p>
      <text:p text:style-name="P4"><text:span text:style-name="T1">2) Іменувати chanks згідно методики </text:span><text:a xlink:type="simple" xlink:href="https://twitter.com/drob/status/738786604731490304" text:style-name="Internet_20_link" text:visited-style-name="Visited_20_Internet_20_Link"><text:span text:style-name="T2">David Robinson</text:span></text:a></text:p>
      <text:p text:style-name="P5"><text:span text:style-name="T1">3) </text:span><text:span text:style-name="T4">Додати пояснювальний контент з курсу</text:span><text:span text:style-name="T1"> </text:span><text:a xlink:type="simple" xlink:href="https://courses.edx.org/courses/course-v1:Microsoft+DAT205x+3T2016/course/" text:style-name="Internet_20_link" text:visited-style-name="Visited_20_Internet_20_Link"><text:span text:style-name="T1">DATx205</text:span></text:a></text:p>
      <text:p text:style-name="P7">4) Продумати варіанти зчитування файлів з даними: фактично потрібен лише базовий.</text:p>
      <text:p text:style-name="P6"><text:span text:style-name="T1">5) Приховувати код відповіді за допомогою кнопок як </text:span><text:a xlink:type="simple" xlink:href="http://shiny.rstudio.com/tutorial/written-tutorial/lesson5/" text:style-name="Internet_20_link" text:visited-style-name="Visited_20_Internet_20_Link"><text:span text:style-name="T1">тут</text:span></text:a><text:span text:style-name="T1">. Для графіків можна показувати код, наводячи мишкою на графік.</text:span></text:p>
      <text:p text:style-name="P8"/>
      <text:p text:style-name="P10">week2:</text:p>
      <text:p text:style-name="P9">1) пробуємо notebook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5:55:30.211838496</meta:creation-date>
    <meta:generator>LibreOffice/5.1.6.2$Linux_X86_64 LibreOffice_project/10m0$Build-2</meta:generator>
    <dc:date>2018-01-19T16:27:56.027860508</dc:date>
    <meta:editing-duration>PT15H20M12S</meta:editing-duration>
    <meta:editing-cycles>48</meta:editing-cycles>
    <meta:document-statistic meta:table-count="0" meta:image-count="0" meta:object-count="0" meta:page-count="1" meta:paragraph-count="12" meta:word-count="90" meta:character-count="683" meta:non-whitespace-character-count="605"/>
  </office:meta>
</office:document-meta>
</file>